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388" officeooo:paragraph-rsid="00102388"/>
    </style:style>
    <style:style style:name="P2" style:family="paragraph" style:parent-style-name="Standard">
      <style:text-properties officeooo:rsid="0012182f" officeooo:paragraph-rsid="00121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pendent Study Aidan Coopman</text:p>
      <text:p text:style-name="P1"/>
      <text:p text:style-name="P1">Proposal:</text:p>
      <text:p text:style-name="P1"/>
      <text:p text:style-name="P1"/>
      <text:p text:style-name="P2">Outlin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39:07.210665398</meta:creation-date>
    <dc:date>2018-10-02T16:39:58.471779927</dc:date>
    <meta:editing-duration>PT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6" meta:character-count="47" meta:non-whitespace-character-count="44"/>
  </office:meta>
</office:document-meta>
</file>